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1.3984in"/>
    </style:style>
    <style:style style:name="co5" style:family="table-column">
      <style:table-column-properties fo:break-before="auto" style:column-width="2.5283in"/>
    </style:style>
    <style:style style:name="co6" style:family="table-column">
      <style:table-column-properties fo:break-before="auto" style:column-width="1.129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Numbers</text:p>
          </table:table-cell>
          <table:table-cell office:value-type="string">
            <text:p>Mean</text:p>
          </table:table-cell>
          <table:table-cell office:value-type="string">
            <text:p>Standard Deviation</text:p>
          </table:table-cell>
          <table:table-cell office:value-type="string">
            <text:p>Normalized Number</text:p>
          </table:table-cell>
          <table:table-cell/>
          <table:table-cell office:value-type="string">
            <text:p>Total Mean</text:p>
          </table:table-cell>
          <table:table-cell office:value-type="string">
            <text:p>Total STDDEV</text:p>
          </table:table-cell>
          <table:table-cell office:value-type="string">
            <text:p>Normalized Entire Thing</text:p>
          </table:table-cell>
          <table:table-cell table:style-name="Default" office:value-type="string">
            <text:p>Percent Diff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.A2:.A10])" office:value-type="float" office:value="5">
            <text:p>5</text:p>
          </table:table-cell>
          <table:table-cell table:formula="of:=STDEV([.A2:.A10])" office:value-type="float" office:value="7.72981241687015">
            <text:p>7.7298124169</text:p>
          </table:table-cell>
          <table:table-cell table:formula="of:=([.A2]-[.$B$2])/[.$C$2]" office:value-type="float" office:value="-0.25873849094126">
            <text:p>-0.2587384909</text:p>
          </table:table-cell>
          <table:table-cell/>
          <table:table-cell table:formula="of:=AVERAGE([.A2:.A12])" office:value-type="float" office:value="4">
            <text:p>4</text:p>
          </table:table-cell>
          <table:table-cell table:formula="of:=STDEV([.A2:.A12])" office:value-type="float" office:value="8">
            <text:p>8</text:p>
          </table:table-cell>
          <table:table-cell table:formula="of:=([.A2]-[.$F$2])/[.$G$2]" office:value-type="float" office:value="-0.125">
            <text:p>-0.125</text:p>
          </table:table-cell>
          <table:table-cell table:formula="of:=([.D2]-[.H2])/[.D2]" office:value-type="percentage" office:value="0.516886723945615">
            <text:p>51.69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([.A3]-[.$B$2])/[.$C$2]" office:value-type="float" office:value="0">
            <text:p>0</text:p>
          </table:table-cell>
          <table:table-cell table:number-columns-repeated="3"/>
          <table:table-cell table:formula="of:=([.A3]-[.$F$2])/[.$G$2]" office:value-type="float" office:value="0.125">
            <text:p>0.125</text:p>
          </table:table-cell>
          <table:table-cell table:formula="of:=([.D3]-[.H3])/[.D3]" office:value-type="percentage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formula="of:=([.A4]-[.$B$2])/[.$C$2]" office:value-type="float" office:value="0.646846227353151">
            <text:p>0.6468462274</text:p>
          </table:table-cell>
          <table:table-cell table:number-columns-repeated="3"/>
          <table:table-cell table:formula="of:=([.A4]-[.$F$2])/[.$G$2]" office:value-type="float" office:value="0.75">
            <text:p>0.75</text:p>
          </table:table-cell>
          <table:table-cell table:formula="of:=([.D4]-[.H4])/[.D4]" office:value-type="percentage" office:value="-0.159471862530523">
            <text:p>-15.95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formula="of:=([.A5]-[.$B$2])/[.$C$2]" office:value-type="float" office:value="2.19927717300071">
            <text:p>2.199277173</text:p>
          </table:table-cell>
          <table:table-cell table:number-columns-repeated="3"/>
          <table:table-cell table:formula="of:=([.A5]-[.$F$2])/[.$G$2]" office:value-type="float" office:value="2.25">
            <text:p>2.25</text:p>
          </table:table-cell>
          <table:table-cell table:formula="of:=([.D5]-[.H5])/[.D5]" office:value-type="percentage" office:value="-0.0230634081151673">
            <text:p>-2.3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([.A6]-[.$B$2])/[.$C$2]" office:value-type="float" office:value="-0.12936924547063">
            <text:p>-0.1293692455</text:p>
          </table:table-cell>
          <table:table-cell table:number-columns-repeated="3"/>
          <table:table-cell table:formula="of:=([.A6]-[.$F$2])/[.$G$2]" office:value-type="float" office:value="0">
            <text:p>0</text:p>
          </table:table-cell>
          <table:table-cell table:formula="of:=([.D6]-[.H6])/[.D6]" office:value-type="percentage" office:value="1">
            <text:p>100.00%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number-columns-repeated="2"/>
          <table:table-cell table:formula="of:=([.A7]-[.$B$2])/[.$C$2]" office:value-type="float" office:value="-1.2936924547063">
            <text:p>-1.2936924547</text:p>
          </table:table-cell>
          <table:table-cell table:number-columns-repeated="3"/>
          <table:table-cell table:formula="of:=([.A7]-[.$F$2])/[.$G$2]" office:value-type="float" office:value="-1.125">
            <text:p>-1.125</text:p>
          </table:table-cell>
          <table:table-cell table:formula="of:=([.D7]-[.H7])/[.D7]" office:value-type="percentage" office:value="0.130396103102108">
            <text:p>13.04%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number-columns-repeated="2"/>
          <table:table-cell table:formula="of:=([.A8]-[.$B$2])/[.$C$2]" office:value-type="float" office:value="-0.905584718294411">
            <text:p>-0.9055847183</text:p>
          </table:table-cell>
          <table:table-cell table:number-columns-repeated="3"/>
          <table:table-cell table:formula="of:=([.A8]-[.$F$2])/[.$G$2]" office:value-type="float" office:value="-0.75">
            <text:p>-0.75</text:p>
          </table:table-cell>
          <table:table-cell table:formula="of:=([.D8]-[.H8])/[.D8]" office:value-type="percentage" office:value="0.171805812478198">
            <text:p>17.18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([.A9]-[.$B$2])/[.$C$2]" office:value-type="float" office:value="-0.388107736411891">
            <text:p>-0.3881077364</text:p>
          </table:table-cell>
          <table:table-cell table:number-columns-repeated="3"/>
          <table:table-cell table:formula="of:=([.A9]-[.$F$2])/[.$G$2]" office:value-type="float" office:value="-0.25">
            <text:p>-0.25</text:p>
          </table:table-cell>
          <table:table-cell table:formula="of:=([.D9]-[.H9])/[.D9]" office:value-type="percentage" office:value="0.355848965260821">
            <text:p>35.58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formula="of:=([.A10]-[.$B$2])/[.$C$2]" office:value-type="float" office:value="0.12936924547063">
            <text:p>0.1293692455</text:p>
          </table:table-cell>
          <table:table-cell table:number-columns-repeated="3"/>
          <table:table-cell table:formula="of:=([.A10]-[.$F$2])/[.$G$2]" office:value-type="float" office:value="0.25">
            <text:p>0.25</text:p>
          </table:table-cell>
          <table:table-cell table:formula="of:=([.D10]-[.H10])/[.D10]" office:value-type="percentage" office:value="-0.932453104217538">
            <text:p>-93.25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formula="of:=([.A11]-[.$B$2])/[.$C$2]" office:value-type="float" office:value="0.25873849094126">
            <text:p>0.2587384909</text:p>
          </table:table-cell>
          <table:table-cell table:number-columns-repeated="3"/>
          <table:table-cell table:formula="of:=([.A11]-[.$F$2])/[.$G$2]" office:value-type="float" office:value="0.375">
            <text:p>0.375</text:p>
          </table:table-cell>
          <table:table-cell table:formula="of:=([.D11]-[.H11])/[.D11]" office:value-type="percentage" office:value="-0.449339828163154">
            <text:p>-44.93%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number-columns-repeated="2"/>
          <table:table-cell table:formula="of:=([.A12]-[.$B$2])/[.$C$2]" office:value-type="float" office:value="-1.68180019111819">
            <text:p>-1.6818001911</text:p>
          </table:table-cell>
          <table:table-cell table:number-columns-repeated="3"/>
          <table:table-cell table:formula="of:=([.A12]-[.$F$2])/[.$G$2]" office:value-type="float" office:value="-1.5">
            <text:p>-1.5</text:p>
          </table:table-cell>
          <table:table-cell table:formula="of:=([.D12]-[.H12])/[.D12]" office:value-type="percentage" office:value="0.108098567284213">
            <text:p>10.81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Roboto" style:language-asian="zh" style:country-asian="CN" style:font-name-complex="Roboto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10/16/2020</text:date>, <text:time>17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reen</meta:initial-creator>
    <meta:creation-date>2020-10-16T17:27:16</meta:creation-date>
    <dc:date>2020-10-16T17:49:42</dc:date>
    <dc:creator>Michael Green</dc:creator>
    <meta:editing-duration>PT7M16S</meta:editing-duration>
    <meta:editing-cycles>1</meta:editing-cycles>
    <meta:document-statistic meta:table-count="3" meta:cell-count="56" meta:object-count="0"/>
    <meta:generator>OpenOffice/4.1.7$Unix OpenOffice.org_project/417m1$Build-9800</meta:generator>
  </office:meta>
</office:document-meta>
</file>